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el" style:master-page-name="MP0" style:family="paragraph">
      <style:paragraph-properties fo:break-before="page" fo:text-align="center"/>
    </style:style>
    <style:style style:name="T2" style:parent-style-name="Hyperlink" style:family="text">
      <style:text-properties style:use-window-font-color="true" style:text-underline-type="none"/>
    </style:style>
    <style:style style:name="P3" style:parent-style-name="Standaard" style:family="paragraph">
      <style:text-properties fo:color="#0563C1" style:text-underline-type="single" style:text-underline-style="solid" style:text-underline-width="auto" style:text-underline-mode="continuous"/>
    </style:style>
    <style:style style:name="T4" style:parent-style-name="Hyperlink" style:family="text">
      <style:text-properties style:use-window-font-color="true" style:text-underline-type="none"/>
    </style:style>
    <style:style style:name="P5" style:parent-style-name="Standaard" style:family="paragraph">
      <style:text-properties fo:language="en" fo:country="US"/>
    </style:style>
    <style:style style:name="T6" style:parent-style-name="Hyperlink" style:family="text">
      <style:text-properties fo:language="en" fo:country="US"/>
    </style:style>
    <style:style style:name="P7" style:parent-style-name="Standaard" style:family="paragraph">
      <style:text-properties fo:language="en" fo:country="US"/>
    </style:style>
  </office:automatic-styles>
  <office:body>
    <office:text text:use-soft-page-breaks="true">
      <text:p text:style-name="P1">Literatuurlijst</text:p>
      <text:p text:style-name="Standaard"/>
      <text:p text:style-name="Standaard">Ultrasone sensor:</text:p>
      <text:p text:style-name="Standaard"><text:a xlink:href="http://www.instructables.com/id/Ultrasonic-Range-detector-using-Arduino-and-the-SR/" office:target-frame-name="_top" xlink:show="replace"><text:span text:style-name="Hyperlink">http://www.instructables.com/id/Ultrasonic-Range-detector-using-Arduino-and-the-SR/</text:span></text:a></text:p>
      <text:p text:style-name="Standaard"><text:a xlink:href="http://playground.arduino.cc/Main/UltrasonicSensor" office:target-frame-name="_top" xlink:show="replace"><text:span text:style-name="Hyperlink">http://playground.arduino.cc/Main/UltrasonicSensor</text:span></text:a></text:p>
      <text:p text:style-name="Standaard"><text:a xlink:href="http://www.tautvidas.com/blog/2012/08/distance-sensing-with-ultrasonic-sensor-and-arduino/" office:target-frame-name="_top" xlink:show="replace"><text:span text:style-name="Hyperlink">http://www.tautvidas.com/blog/2012/08/distance-sensing-with-ultrasonic-sensor-and-arduino/</text:span></text:a></text:p>
      <text:p text:style-name="Standaard"><text:a xlink:href="http://www.tautvidas.com/blog/2012/08/distance-sensing-with-ultrasonic-sensor-and-arduino/" office:target-frame-name="_top" xlink:show="replace"><text:span text:style-name="Hyperlink">ht</text:span><text:span text:style-name="Hyperlink">tp://www.tautvidas.com/blog/2012/08/distance-sensing-with-ultrasonic-sensor-and-arduino/</text:span></text:a></text:p>
      <text:p text:style-name="Standaard"/>
      <text:p text:style-name="Standaard"><text:span text:style-name="T2">rf Module:</text:span></text:p>
      <text:p text:style-name="Standaard"><text:a xlink:href="http://arduinobasics.blogspot.be/2014/06/433-mhz-rf-module-with-arduino-tutorial.html" office:target-frame-name="_top" xlink:show="replace"><text:span text:style-name="Hyperlink">http://arduinobasics.blogspot.be/2014/06/433-mhz-rf-</text:span><text:span text:style-name="Hyperlink">module-with-arduino-tutorial.html</text:span></text:a></text:p>
      <text:p text:style-name="P3">http://www.pjrc.com/teensy/td_libs_VirtualWire.html</text:p>
      <text:p text:style-name="Standaard"/>
      <text:p text:style-name="Standaard"><text:span text:style-name="T4">H-Brug:</text:span></text:p>
      <text:p text:style-name="Standaard"><text:a xlink:href="http://html.alldatasheet.com/html-pdf/28615/TI/SN754410/22/1/SN754410.html" office:target-frame-name="_top" xlink:show="replace"><text:span text:style-name="Hyperlink">http://html.alldatasheet.com/html-pdf/28615/TI/SN754410/22/1/SN754410.html</text:span></text:a></text:p>
      <text:p text:style-name="P5">Robot Chassis:</text:p>
      <text:p text:style-name="Standaard"><text:a xlink:href="https://www.pololu.com/product/1060" office:target-frame-name="_top" xlink:show="replace"><text:span text:style-name="T6">https://www.pololu.com/product/1060</text:span></text:a></text:p>
      <text:p text:style-name="P7"/>
      <text:p text:style-name="Standaard">Besturing via PC:</text:p>
      <text:p text:style-name="Standaard"><text:a xlink:href="https://processing.org/reference/keyPressed_.html" office:target-frame-name="_top" xlink:show="replace"><text:span text:style-name="Hyperlink">https://processing.org/reference/keyPressed_.html</text:span></text:a></text:p>
      <text:p text:style-name="Standaard"><text:a xlink:href="https://processing.org/reference/keyCode.html" office:target-frame-name="_top" xlink:show="replace"><text:span text:style-name="Hyperlink">https://processing.org/reference/keyCode.html</text:span></text:a></text:p>
      <text:p text:style-name="Standaard"><text:a xlink:href="https://learn.sparkfun.com/tutorials/connecting-arduino-to-processing" office:target-frame-name="_top" xlink:show="replace"><text:span text:style-name="Hyperlink">https://learn.sparkfun.com/tutorials/connecting-arduino-to-processing</text:span></text:a></text:p>
      <text:p text:style-name="Standaard"><text:a xlink:href="http://www.instructables.com/id/Moving-a-Motor-Using-Arduino-and-Serial-Communcati/?ALLSTEPS" office:target-frame-name="_top" xlink:show="replace"><text:span text:style-name="Hyperlink">http://www.instructables.com/id/Moving-a-Motor-Using-Arduino-and-Serial-Communcati/?ALLSTEPS</text:span></text:a>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y elst</meta:initial-creator>
    <dc:creator>Bryan Lameir</dc:creator>
    <meta:creation-date>2016-02-23T15:05:00Z</meta:creation-date>
    <dc:date>2016-03-27T14:54:00Z</dc:date>
    <meta:template xlink:href="Normal" xlink:type="simple"/>
    <meta:editing-cycles>15</meta:editing-cycles>
    <meta:editing-duration>PT3780S</meta:editing-duration>
    <meta:document-statistic meta:page-count="1" meta:paragraph-count="3" meta:word-count="288" meta:character-count="1873" meta:row-count="13" meta:non-whitespace-character-count="1588"/>
  </office:meta>
</office:document-meta>
</file>